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6B0000085A078AFC3F.png" manifest:media-type="image/png"/>
  <manifest:file-entry manifest:full-path="Pictures/10000201000002A9000003203E884B1C.png" manifest:media-type="image/png"/>
  <manifest:file-entry manifest:full-path="Pictures/100000000000017A00000255FDAE92E87512B8D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standard">
      <style:graphic-properties svg:stroke-width="0.035cm" svg:stroke-color="#000000" draw:marker-start="Arrow" draw:marker-start-width="0.3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6pt"/>
    </style:style>
    <style:style style:name="P3" style:family="paragraph">
      <style:text-properties fo:font-size="20pt"/>
    </style:style>
    <style:style style:name="P4" style:family="paragraph">
      <style:text-properties fo:font-size="20pt" style:font-size-asian="14pt" style:font-size-complex="14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style:font-size-asian="14pt" style:font-size-complex="1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6.542cm" svg:y1="4.98cm" svg:x2="10.606cm" svg:y2="4.98cm">
          <text:p/>
        </draw:line>
        <draw:frame draw:style-name="gr2" draw:text-style-name="P2" draw:layer="layout" svg:width="3.782cm" svg:height="0.886cm" svg:x="6.912cm" svg:y="3.402cm">
          <draw:text-box>
            <text:p text:style-name="P2">IMSI Inquiry</text:p>
          </draw:text-box>
        </draw:frame>
        <draw:frame draw:style-name="gr2" draw:text-style-name="P2" draw:layer="layout" svg:width="1.816cm" svg:height="0.886cm" svg:x="7.558cm" svg:y="4.202cm">
          <draw:text-box>
            <text:p text:style-name="P2">IMSI</text:p>
          </draw:text-box>
        </draw:frame>
        <draw:frame draw:style-name="gr3" draw:text-style-name="P4" draw:layer="layout" svg:width="5.08cm" svg:height="1.047cm" svg:x="12cm" svg:y="7.63cm">
          <draw:text-box>
            <text:p text:style-name="P3"><text:span text:style-name="T1">Legitimate SN</text:span></text:p>
          </draw:text-box>
        </draw:frame>
        <draw:line draw:style-name="gr4" draw:text-style-name="P1" draw:layer="layout" svg:x1="6.451cm" svg:y1="4.118cm" svg:x2="10.606cm" svg:y2="4.118cm">
          <text:p/>
        </draw:line>
        <draw:frame draw:style-name="gr5" draw:text-style-name="P1" draw:layer="layout" svg:width="1.394cm" svg:height="2.201cm" svg:x="3.486cm" svg:y="3.718cm">
          <draw:image xlink:href="Pictures/100000000000017A00000255FDAE92E87512B8DC.jpg" xlink:type="simple" xlink:show="embed" xlink:actuate="onLoad">
            <text:p/>
          </draw:image>
        </draw:frame>
        <draw:frame draw:style-name="gr3" draw:text-style-name="P4" draw:layer="layout" svg:width="1.524cm" svg:height="1.047cm" svg:x="3.264cm" svg:y="7.666cm">
          <draw:text-box>
            <text:p text:style-name="P3"><text:span text:style-name="T1">UE</text:span></text:p>
          </draw:text-box>
        </draw:frame>
        <draw:line draw:style-name="gr6" draw:text-style-name="P1" draw:layer="layout" svg:x1="8.582cm" svg:y1="4.98cm" svg:x2="8.582cm" svg:y2="5.85cm">
          <text:p/>
        </draw:line>
        <draw:frame draw:style-name="gr2" draw:text-style-name="P5" draw:layer="layout" svg:width="8.128cm" svg:height="1.047cm" svg:x="4.318cm" svg:y="7.62cm">
          <draw:text-box>
            <text:p text:style-name="P5"><text:span text:style-name="T2">Passive IMSI-catcher</text:span></text:p>
          </draw:text-box>
        </draw:frame>
        <draw:frame draw:style-name="gr5" draw:text-style-name="P1" draw:layer="layout" svg:width="3.428cm" svg:height="4.032cm" svg:x="12.912cm" svg:y="2.88cm">
          <draw:image xlink:href="Pictures/10000201000002A9000003203E884B1C.png" xlink:type="simple" xlink:show="embed" xlink:actuate="onLoad">
            <text:p/>
          </draw:image>
        </draw:frame>
        <draw:frame draw:style-name="gr5" draw:text-style-name="P1" draw:layer="layout" svg:width="1.655cm" svg:height="1.752cm" svg:x="7.765cm" svg:y="5.926cm">
          <draw:image xlink:href="Pictures/100002010000066B0000085A078AFC3F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08:45:17.083173716</meta:creation-date>
    <dc:date>2017-07-07T07:56:50.366540073</dc:date>
    <meta:editing-duration>P1DT11H13M54S</meta:editing-duration>
    <meta:editing-cycles>10</meta:editing-cycles>
    <meta:generator>LibreOffice/4.2.8.2$Linux_X86_64 LibreOffice_project/420m0$Build-2</meta:generator>
    <dc:creator>Khan A</dc:creator>
    <meta:document-statistic meta:object-count="34"/>
  </office:meta>
</office:document-meta>
</file>